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355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362cm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38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355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354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362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385cm"/>
    </style:style>
    <style:style style:name="gr9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383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5cm" svg:height="0.3cm" svg:x="5.736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55cm" svg:height="0.3cm" svg:x="3.937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4cm" svg:height="0.3cm" svg:x="3.047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5.34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9T20:20:14.082389949</dc:date>
    <meta:editing-duration>PT1H22M29S</meta:editing-duration>
    <meta:editing-cycles>18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99.13">
                <text:p>99.13</text:p>
              </table:table-cell>
              <table:table-cell office:value-type="float" office:value="99.87">
                <text:p>99.87</text:p>
              </table:table-cell>
              <table:table-cell office:value-type="float" office:value="98.89">
                <text:p>98.89</text:p>
              </table:table-cell>
              <table:table-cell office:value-type="float" office:value="65.72">
                <text:p>65.72</text:p>
              </table:table-cell>
              <table:table-cell office:value-type="float" office:value="1.44">
                <text:p>1.44</text:p>
              </table:table-cell>
              <table:table-cell office:value-type="float" office:value="74.06">
                <text:p>74.06</text:p>
              </table:table-cell>
              <table:table-cell office:value-type="float" office:value="75.1">
                <text:p>75.1</text:p>
              </table:table-cell>
              <table:table-cell office:value-type="float" office:value="7.13">
                <text:p>7.13</text:p>
              </table:table-cell>
              <table:table-cell office:value-type="float" office:value="99.96">
                <text:p>99.96</text:p>
              </table:table-cell>
              <table:table-cell office:value-type="float" office:value="99.82">
                <text:p>99.82</text:p>
              </table:table-cell>
              <table:table-cell office:value-type="float" office:value="99.63">
                <text:p>99.63</text:p>
              </table:table-cell>
              <table:table-cell office:value-type="float" office:value="97.86">
                <text:p>97.86</text:p>
              </table:table-cell>
              <table:table-cell office:value-type="float" office:value="99.78">
                <text:p>99.78</text:p>
              </table:table-cell>
              <table:table-cell office:value-type="float" office:value="99.72">
                <text:p>99.72</text:p>
              </table:table-cell>
              <table:table-cell office:value-type="float" office:value="0.03">
                <text:p>0.03</text:p>
              </table:table-cell>
              <table:table-cell office:value-type="float" office:value="93.57">
                <text:p>93.57</text:p>
              </table:table-cell>
              <table:table-cell office:value-type="float" office:value="99.96">
                <text:p>99.96</text:p>
              </table:table-cell>
              <table:table-cell office:value-type="float" office:value="99.92">
                <text:p>99.92</text:p>
              </table:table-cell>
              <table:table-cell office:value-type="float" office:value="NaN">
                <text:p>NaN</text:p>
              </table:table-cell>
              <table:table-cell office:value-type="float" office:value="78.4216666666667">
                <text:p>78.4216666666667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99.45">
                <text:p>99.45</text:p>
              </table:table-cell>
              <table:table-cell office:value-type="float" office:value="99.87">
                <text:p>99.87</text:p>
              </table:table-cell>
              <table:table-cell office:value-type="float" office:value="99.17">
                <text:p>99.17</text:p>
              </table:table-cell>
              <table:table-cell office:value-type="float" office:value="66.06">
                <text:p>66.06</text:p>
              </table:table-cell>
              <table:table-cell office:value-type="float" office:value="5.03">
                <text:p>5.03</text:p>
              </table:table-cell>
              <table:table-cell office:value-type="float" office:value="79.1">
                <text:p>79.1</text:p>
              </table:table-cell>
              <table:table-cell office:value-type="float" office:value="92.8">
                <text:p>92.8</text:p>
              </table:table-cell>
              <table:table-cell office:value-type="float" office:value="8.99">
                <text:p>8.99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4">
                <text:p>99.74</text:p>
              </table:table-cell>
              <table:table-cell office:value-type="float" office:value="98.93">
                <text:p>98.93</text:p>
              </table:table-cell>
              <table:table-cell office:value-type="float" office:value="99.78">
                <text:p>99.78</text:p>
              </table:table-cell>
              <table:table-cell office:value-type="float" office:value="99.77">
                <text:p>99.77</text:p>
              </table:table-cell>
              <table:table-cell office:value-type="float" office:value="5.74">
                <text:p>5.74</text:p>
              </table:table-cell>
              <table:table-cell office:value-type="float" office:value="94.44">
                <text:p>94.44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0.4811111111111">
                <text:p>80.4811111111111</text:p>
              </table:table-cell>
              <table:table-cell office:value-type="float" office:value="6.58666666666667">
                <text:p>6.58666666666667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99.61">
                <text:p>99.61</text:p>
              </table:table-cell>
              <table:table-cell office:value-type="float" office:value="99.87">
                <text:p>99.87</text:p>
              </table:table-cell>
              <table:table-cell office:value-type="float" office:value="99.4">
                <text:p>99.4</text:p>
              </table:table-cell>
              <table:table-cell office:value-type="float" office:value="66.73">
                <text:p>66.73</text:p>
              </table:table-cell>
              <table:table-cell office:value-type="float" office:value="13.91">
                <text:p>13.91</text:p>
              </table:table-cell>
              <table:table-cell office:value-type="float" office:value="82.86">
                <text:p>82.86</text:p>
              </table:table-cell>
              <table:table-cell office:value-type="float" office:value="98.33">
                <text:p>98.33</text:p>
              </table:table-cell>
              <table:table-cell office:value-type="float" office:value="9.93">
                <text:p>9.93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4">
                <text:p>99.74</text:p>
              </table:table-cell>
              <table:table-cell office:value-type="float" office:value="99.2">
                <text:p>99.2</text:p>
              </table:table-cell>
              <table:table-cell office:value-type="float" office:value="99.81">
                <text:p>99.81</text:p>
              </table:table-cell>
              <table:table-cell office:value-type="float" office:value="99.86">
                <text:p>99.86</text:p>
              </table:table-cell>
              <table:table-cell office:value-type="float" office:value="39.16">
                <text:p>39.16</text:p>
              </table:table-cell>
              <table:table-cell office:value-type="float" office:value="95.2">
                <text:p>95.2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3.5222222222222">
                <text:p>83.52222222222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99.64">
                <text:p>99.64</text:p>
              </table:table-cell>
              <table:table-cell office:value-type="float" office:value="99.87">
                <text:p>99.87</text:p>
              </table:table-cell>
              <table:table-cell office:value-type="float" office:value="99.48">
                <text:p>99.48</text:p>
              </table:table-cell>
              <table:table-cell office:value-type="float" office:value="67.09">
                <text:p>67.09</text:p>
              </table:table-cell>
              <table:table-cell office:value-type="float" office:value="25.47">
                <text:p>25.47</text:p>
              </table:table-cell>
              <table:table-cell office:value-type="float" office:value="85.06">
                <text:p>85.06</text:p>
              </table:table-cell>
              <table:table-cell office:value-type="float" office:value="98.71">
                <text:p>98.71</text:p>
              </table:table-cell>
              <table:table-cell office:value-type="float" office:value="10.41">
                <text:p>10.41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8">
                <text:p>99.78</text:p>
              </table:table-cell>
              <table:table-cell office:value-type="float" office:value="99.25">
                <text:p>99.25</text:p>
              </table:table-cell>
              <table:table-cell office:value-type="float" office:value="99.81">
                <text:p>99.81</text:p>
              </table:table-cell>
              <table:table-cell office:value-type="float" office:value="99.91">
                <text:p>99.91</text:p>
              </table:table-cell>
              <table:table-cell office:value-type="float" office:value="91.51">
                <text:p>91.51</text:p>
              </table:table-cell>
              <table:table-cell office:value-type="float" office:value="96.06">
                <text:p>96.06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7.3244444444445">
                <text:p>87.3244444444445</text:p>
              </table:table-cell>
              <table:table-cell office:value-type="float" office:value="42.4633333333333">
                <text:p>42.4633333333333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99.64">
                <text:p>99.64</text:p>
              </table:table-cell>
              <table:table-cell office:value-type="float" office:value="99.92">
                <text:p>99.92</text:p>
              </table:table-cell>
              <table:table-cell office:value-type="float" office:value="99.52">
                <text:p>99.52</text:p>
              </table:table-cell>
              <table:table-cell office:value-type="float" office:value="67.27">
                <text:p>67.27</text:p>
              </table:table-cell>
              <table:table-cell office:value-type="float" office:value="32.39">
                <text:p>32.39</text:p>
              </table:table-cell>
              <table:table-cell office:value-type="float" office:value="86.62">
                <text:p>86.62</text:p>
              </table:table-cell>
              <table:table-cell office:value-type="float" office:value="99.02">
                <text:p>99.02</text:p>
              </table:table-cell>
              <table:table-cell office:value-type="float" office:value="10.61">
                <text:p>10.61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8">
                <text:p>99.78</text:p>
              </table:table-cell>
              <table:table-cell office:value-type="float" office:value="99.31">
                <text:p>99.31</text:p>
              </table:table-cell>
              <table:table-cell office:value-type="float" office:value="99.81">
                <text:p>99.81</text:p>
              </table:table-cell>
              <table:table-cell office:value-type="float" office:value="99.95">
                <text:p>99.95</text:p>
              </table:table-cell>
              <table:table-cell office:value-type="float" office:value="99">
                <text:p>99</text:p>
              </table:table-cell>
              <table:table-cell office:value-type="float" office:value="96.71">
                <text:p>96.71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8.2966666666667">
                <text:p>88.2966666666667</text:p>
              </table:table-cell>
              <table:table-cell office:value-type="float" office:value="47.3333333333333">
                <text:p>47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